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맑은 고딕" svg:font-family="맑은 고딕" style:font-family-generic="modern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000000"/>
    </style:style>
    <style:style style:name="T2" style:parent-style-name="DefaultParagraphFont" style:family="text">
      <style:text-properties fo:color="#000000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/>
    </style:style>
    <style:style style:name="T8" style:parent-style-name="DefaultParagraphFont" style:family="text">
      <style:text-properties fo:color="#000000"/>
    </style:style>
    <style:style style:name="P9" style:parent-style-name="Standard" style:family="paragraph">
      <style:paragraph-properties fo:text-align="justify"/>
    </style:style>
    <style:style style:name="T10" style:parent-style-name="DefaultParagraphFont" style:family="text">
      <style:text-properties fo:color="#000000"/>
    </style:style>
  </office:automatic-styles>
  <office:body>
    <office:text text:use-soft-page-breaks="true">
      <text:p text:style-name="P1"><text:s/>There are 4 CNN(Convolutional<text:s/>Neural Network) layers and 1 FC(Fully Connected) layer in total. The first CNN layer uses 5x5x1x32 weights and 32 biases. The second one uses 5x5x32x64<text:s/>weights and 64 biases, while the third one uses 5x5x64x128 weights and 128 biases. The fourth one uses 7*7*128x1024 weights and 1024 biases. Lastly, there is the FC layer of size 1024.</text:p>
      <text:p text:style-name="Standard"><text:s/>There is one pooling<text:s/><text:span text:style-name="T2">of</text:span><text:s/>stride size 2 between<text:s/><text:span text:style-name="T3">the first and second lay</text:span><text:span text:style-name="T4">ers. T</text:span>he third CNN lay<text:span text:style-name="T5">er's stride size is 2, different to the others’ stride size. Th</text:span>e last two weights are initialized with 'Xavier Initializer'<text:span text:style-name="T6"><text:s/>while<text:s/></text:span>the others are randomly initialized (truncated<text:s/><text:span text:style-name="T7">normal). The biases are initialized with constant value 0</text:span><text:span text:style-name="T8">.</text:span></text:p>
      <text:p text:style-name="P9"><text:span text:style-name="T10"><text:s/>I used the optimizer 'RMSPropOptimizer', and learning rate was 9.95e-4, decay is 0.9. The training epoch was 100 and the batch size was 50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맑은 고딕" svg:font-family="맑은 고딕" style:font-family-generic="modern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zero</meta:initial-creator>
    <dc:creator>Kim HyeongChan</dc:creator>
    <meta:creation-date>2017-05-09T22:01:00Z</meta:creation-date>
    <dc:date>2017-05-09T05:08:00Z</dc:date>
    <meta:template xlink:href="Normal.dotm" xlink:type="simple"/>
    <meta:editing-cycles>4</meta:editing-cycles>
    <meta:editing-duration>PT600S</meta:editing-duration>
    <meta:document-statistic meta:page-count="1" meta:paragraph-count="1" meta:word-count="125" meta:character-count="837" meta:row-count="5" meta:non-whitespace-character-count="713"/>
  </office:meta>
</office:document-meta>
</file>